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text-position="super 63.6%"/>
    </style:style>
    <style:style style:name="TableColumn4" style:family="table-column">
      <style:table-column-properties style:column-width="3.1465in"/>
    </style:style>
    <style:style style:name="TableColumn5" style:family="table-column">
      <style:table-column-properties style:column-width="3.1465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ard" style:family="paragraph">
      <style:paragraph-properties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ard" style:family="paragraph">
      <style:paragraph-properties fo:margin-bottom="0in" fo:line-height="100%"/>
    </style:style>
    <style:style style:name="T21" style:parent-style-name="Standaardalinea-lettertype" style:family="text">
      <style:text-properties style:text-position="super 63.6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ard" style:family="paragraph">
      <style:paragraph-properties fo:margin-bottom="0in" fo:line-height="100%"/>
    </style:style>
  </office:automatic-styles>
  <office:body>
    <office:text text:use-soft-page-breaks="true">
      <text:p text:style-name="P1">Planning</text:p>
      <text:p text:style-name="Standaard"><text:tab/><text:tab/><text:tab/><text:tab/><text:tab/><text:tab/>prioriteit</text:p>
      <text:p text:style-name="Standaard">Doelgroep kiezen<text:tab/><text:tab/>10 minuten<text:tab/></text:p>
      <text:p text:style-name="Standaard">Functioneel ontwerp creëren<text:tab/>1 uur<text:tab/><text:tab/>1</text:p>
      <text:p text:style-name="Standaard">Technisch ontwerp creëren<text:tab/>1 uur<text:tab/><text:tab/>1</text:p>
      <text:p text:style-name="Standaard">1<text:span text:style-name="T2">ste</text:span><text:s/>meeting met de klant<text:tab/>1 uur<text:tab/><text:tab/>2</text:p>
      <text:p text:style-name="Standaard">Front-end website maken<text:tab/>2 uur<text:tab/><text:tab/>1</text:p>
      <text:p text:style-name="Standaard">Back-end website maken<text:tab/>2 uur<text:tab/><text:tab/>1</text:p>
      <text:p text:style-name="Standaard">Presenteren aan de klant<text:tab/>1 uur<text:tab/><text:tab/>1<text:s/></text:p>
      <text:p text:style-name="Standaard"/>
      <text:p text:style-name="Standaard">Dagplanning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09:00</text:p>
          </table:table-cell>
          <table:table-cell table:style-name="TableCell9">
            <text:p text:style-name="P10">Doelgroep kiezen + functioneel ontwerp creëren</text:p>
          </table:table-cell>
        </table:table-row>
        <table:table-row table:style-name="TableRow11">
          <table:table-cell table:style-name="TableCell12">
            <text:p text:style-name="P13">10:30</text:p>
          </table:table-cell>
          <table:table-cell table:style-name="TableCell14">
            <text:p text:style-name="P15">Technisch ontwerp creëren</text:p>
          </table:table-cell>
        </table:table-row>
        <table:table-row table:style-name="TableRow16">
          <table:table-cell table:style-name="TableCell17">
            <text:p text:style-name="P18">11:30</text:p>
          </table:table-cell>
          <table:table-cell table:style-name="TableCell19">
            <text:p text:style-name="P20">1<text:span text:style-name="T21">ste</text:span><text:s/>meeting met de klant</text:p>
          </table:table-cell>
        </table:table-row>
        <table:table-row table:style-name="TableRow22">
          <table:table-cell table:style-name="TableCell23">
            <text:p text:style-name="P24">12:30</text:p>
          </table:table-cell>
          <table:table-cell table:style-name="TableCell25">
            <text:p text:style-name="P26">Front-end maken</text:p>
          </table:table-cell>
        </table:table-row>
        <table:table-row table:style-name="TableRow27">
          <table:table-cell table:style-name="TableCell28">
            <text:p text:style-name="P29">14:30</text:p>
          </table:table-cell>
          <table:table-cell table:style-name="TableCell30">
            <text:p text:style-name="P31">Back-end maken</text:p>
          </table:table-cell>
        </table:table-row>
        <table:table-row table:style-name="TableRow32">
          <table:table-cell table:style-name="TableCell33">
            <text:p text:style-name="P34">15:00</text:p>
          </table:table-cell>
          <table:table-cell table:style-name="TableCell35">
            <text:p text:style-name="P36">Presenteren aan de klant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e (A.T.) Luu</meta:initial-creator>
    <dc:creator>Ase (A.T.) Luu</dc:creator>
    <meta:creation-date>2022-02-20T18:19:00Z</meta:creation-date>
    <dc:date>2022-02-20T18:19:00Z</dc:date>
    <meta:template xlink:href="Normal" xlink:type="simple"/>
    <meta:editing-cycles>2</meta:editing-cycles>
    <meta:editing-duration>PT0S</meta:editing-duration>
    <meta:document-statistic meta:page-count="1" meta:paragraph-count="1" meta:word-count="74" meta:character-count="483" meta:row-count="3" meta:non-whitespace-character-count="410"/>
  </office:meta>
</office:document-meta>
</file>